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F16" svg:font-family="F16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language="en" fo:country="US" fo:font-weight="normal" officeooo:rsid="0009c5ee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language="ru" fo:country="RU" fo:font-weight="normal" officeooo:rsid="0009c5ee" officeooo:paragraph-rsid="0009c5ee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09c5ee"/>
    </style:style>
    <style:style style:name="T1" style:family="text">
      <style:text-properties style:font-name="F16"/>
    </style:style>
    <style:style style:name="T2" style:family="text">
      <style:text-properties style:font-name="F16" fo:language="en" fo:country="US" officeooo:rsid="0009c5ee"/>
    </style:style>
    <style:style style:name="T3" style:family="text">
      <style:text-properties style:font-name="CMMI10"/>
    </style:style>
    <style:style style:name="T4" style:family="text">
      <style:text-properties style:font-name="CMR10"/>
    </style:style>
    <style:style style:name="T5" style:family="text">
      <style:text-properties style:font-name="CMSY10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fo:color="#000000" style:font-name="sans-serif" fo:font-size="9pt" fo:letter-spacing="normal" fo:language="en" fo:country="US" fo:font-style="normal" fo:font-weight="normal"/>
    </style:style>
    <style:style style:name="T8" style:family="text">
      <style:text-properties fo:font-variant="normal" fo:text-transform="none" fo:color="#000000" style:font-name="sans-serif" fo:font-size="9pt" fo:letter-spacing="normal" fo:language="en" fo:country="US" fo:font-style="normal" fo:font-weight="normal" officeooo:rsid="0009c5ee"/>
    </style:style>
    <style:style style:name="T9" style:family="text">
      <style:text-properties fo:font-variant="normal" fo:text-transform="none" fo:color="#000000" style:font-name="sans-serif" fo:font-size="12pt" fo:letter-spacing="normal" fo:language="en" fo:country="US" fo:font-style="normal" fo:font-weight="normal" officeooo:rsid="0009c5ee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sans-serif" fo:font-size="12pt" fo:letter-spacing="normal" fo:language="en" fo:country="US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sans-serif" fo:font-size="12pt" fo:letter-spacing="normal" fo:language="en" fo:country="US" fo:font-style="normal" fo:font-weight="normal" officeooo:rsid="0009c5ee" style:font-size-asian="12pt" style:font-size-complex="12pt"/>
    </style:style>
    <style:style style:name="T12" style:family="text">
      <style:text-properties fo:font-variant="normal" fo:text-transform="none" fo:color="#000000" fo:letter-spacing="normal" fo:language="en" fo:country="US"/>
    </style:style>
    <style:style style:name="T13" style:family="text">
      <style:text-properties fo:font-variant="normal" fo:text-transform="none" fo:color="#000000" fo:font-size="12pt" fo:letter-spacing="normal" fo:language="en" fo:country="US" style:font-size-asian="12pt" style:font-size-complex="12pt"/>
    </style:style>
    <style:style style:name="T14" style:family="text">
      <style:text-properties fo:font-size="12pt" fo:language="en" fo:country="US" fo:font-weight="normal" officeooo:rsid="0009c5ee" style:font-size-asian="12pt" style:font-weight-asian="normal" style:font-size-complex="12pt" style:font-weight-complex="normal"/>
    </style:style>
    <style:style style:name="T15" style:family="text">
      <style:text-properties fo:font-size="12pt" fo:language="en" fo:country="US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2) </text:span><text:span text:style-name="T1">Для последовательностей, символы которых выбираются из</text:span></text:p>
      <text:p text:style-name="P2"><text:span text:style-name="T1">алфавита </text:span><text:span text:style-name="T3">𝐴 </text:span><text:span text:style-name="T4">= </text:span><text:span text:style-name="T5">{</text:span><text:span text:style-name="T4">0</text:span><text:span text:style-name="T3">, . . . , 𝑞 </text:span><text:span text:style-name="T5">− </text:span><text:span text:style-name="T4">1</text:span><text:span text:style-name="T5">}</text:span><text:span text:style-name="T1">, расстоянием Хэмминга называ-</text:span></text:p>
      <text:p text:style-name="P2"><text:span text:style-name="T1">ется число несовпадающих символов. Докажите, что расстоя-</text:span></text:p>
      <text:p text:style-name="P2"><text:span text:style-name="T1">ние Хэмминга удовлетворяет аксиомам метрики, т.е. что оно</text:span></text:p>
      <text:p text:style-name="P2"><text:span text:style-name="T1">неотрицательно, симметрично и для него имеет место нера-</text:span></text:p>
      <text:p text:style-name="P1"><text:span text:style-name="T1">венство треугольника.</text:span></text:p>
      <text:p text:style-name="P3"/>
      <text:p text:style-name="P4">Доказательство : </text:p>
      <text:p text:style-name="P4"/>
      <text:p text:style-name="P4">1) <text:span text:style-name="T6">d(x,y) = 0 &lt;=&gt; x = y. </text:span>Если расстояние = 0, то строки совпадают</text:p>
      <text:p text:style-name="P4">2) <text:span text:style-name="T6">d(x,y) = d (y,x) &lt;=&gt; x </text:span>равноудален от <text:span text:style-name="T6">y, </text:span>как и <text:span text:style-name="T6">y </text:span>от <text:span text:style-name="T6">x</text:span></text:p>
      <text:p text:style-name="P5"><text:span text:style-name="T14">3) d(x,y) &lt;= d(x,z) + d(z,y) &lt;=&gt; </text:span><text:span text:style-name="T10">Пусть слова </text:span><text:span text:style-name="T11">x </text:span><text:span text:style-name="T10">и </text:span><text:span text:style-name="T11">y </text:span><text:span text:style-name="T10">отличаются в некоторых позициях. Тогда какое бы слово </text:span><text:span text:style-name="T11">z </text:span><text:span text:style-name="T10">мы ни взяли, оно будет отличаться в каждой из этих позиций по крайне мере от одного из слов </text:span><text:span text:style-name="T11">x </text:span><text:span text:style-name="T10">и </text:span><text:span text:style-name="T11">y </text:span><text:span text:style-name="T10">. Следовательно, суммируя в правой части </text:span><text:span text:style-name="T11">d(x,z) </text:span><text:span text:style-name="T10">и </text:span><text:span text:style-name="T11">d (z,y)</text:span><text:span text:style-name="T10">, мы обязательно учтем все позиции, в которых различались слова </text:span><text:span text:style-name="T11">x </text:span><text:span text:style-name="T10">и </text:span><text:span text:style-name="T11">y</text:span><text:span text:style-name="T10">. Т.е. получается, что </text:span><text:span text:style-name="T9">d(x,y) &lt;= d(x,z) + d(z,y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F16" svg:font-family="F16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1:09:07.686000000</meta:creation-date>
    <dc:date>2015-09-29T01:31:33.342000000</dc:date>
    <meta:editing-duration>P0D</meta:editing-duration>
    <meta:editing-cycles>1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10" meta:word-count="150" meta:character-count="827" meta:non-whitespace-character-count="686"/>
  </office:meta>
</office:document-meta>
</file>